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25.01mm" fo:margin-right="26.26mm" fo:margin-top="1.27mm" fo:margin-bottom="0mm" fo:text-align="center" style:justify-single-word="false" fo:text-indent="0mm" style:auto-text-indent="false" fo:padding-left="0mm" fo:padding-right="0mm" fo:padding-top="3.88mm" fo:padding-bottom="4.23mm" fo:border="0.99pt solid #000001"/>
    </style:style>
    <style:style style:name="P2" style:family="paragraph" style:parent-style-name="Standard" style:master-page-name="Standard">
      <style:paragraph-properties fo:margin-left="25.01mm" fo:margin-right="26.26mm" fo:text-align="center" style:justify-single-word="false" fo:text-indent="0mm" style:auto-text-indent="false" style:page-number="auto" fo:padding-left="0mm" fo:padding-right="0mm" fo:padding-top="3.88mm" fo:padding-bottom="4.23mm" fo:border="0.99pt solid #000001"/>
    </style:style>
    <style:style style:name="P3" style:family="paragraph" style:parent-style-name="Standard">
      <style:paragraph-properties fo:margin-top="8.26mm" fo:margin-bottom="0mm"/>
    </style:style>
    <style:style style:name="P4" style:family="paragraph" style:parent-style-name="Standard">
      <style:paragraph-properties fo:margin-left="41.91mm" fo:margin-right="0mm" fo:margin-top="3.18mm" fo:margin-bottom="3.18mm" fo:line-height="115%" fo:text-indent="0mm" style:auto-text-indent="false"/>
    </style:style>
    <style:style style:name="P5" style:family="paragraph" style:parent-style-name="Standard">
      <style:paragraph-properties fo:margin-top="0mm" fo:margin-bottom="12.7mm"/>
    </style:style>
    <style:style style:name="P6" style:family="paragraph" style:parent-style-name="Standard">
      <style:paragraph-properties fo:margin-left="10.16mm" fo:margin-right="0mm" fo:margin-top="0mm" fo:margin-bottom="7.62mm" fo:text-indent="0mm" style:auto-text-indent="false">
        <style:tab-stops>
          <style:tab-stop style:position="122.68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0.16mm" fo:margin-right="0mm" fo:margin-top="10.8mm" fo:margin-bottom="0mm" fo:line-height="110%" fo:text-indent="0mm" style:auto-text-indent="false">
        <style:tab-stops>
          <style:tab-stop style:position="35.56mm" style:leader-style="dotted" style:leader-text="."/>
          <style:tab-stop style:position="62.87mm" style:leader-style="dotted" style:leader-text="."/>
          <style:tab-stop style:position="72.13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.3mm" fo:margin-bottom="0mm" fo:line-height="116%" fo:padding-left="0mm" fo:padding-right="0mm" fo:padding-top="8.47mm" fo:padding-bottom="0mm" fo:border-left="none" fo:border-right="none" fo:border-top="1.5pt dotted #000001" fo:border-bottom="none">
        <style:tab-stops>
          <style:tab-stop style:position="23.69mm" style:leader-style="dotted" style:leader-text="."/>
          <style:tab-stop style:position="76.76mm" style:leader-style="dotted" style:leader-text="."/>
          <style:tab-stop style:position="90.22mm" style:leader-style="dotted" style:leader-text="."/>
          <style:tab-stop style:position="123.38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6.35mm" fo:margin-bottom="0mm" fo:line-height="110%" fo:text-align="end" style:justify-single-word="false"/>
    </style:style>
    <style:style style:name="P10" style:family="paragraph" style:parent-style-name="Standard">
      <style:paragraph-properties fo:margin-top="6.99mm" fo:margin-bottom="0mm"/>
    </style:style>
    <style:style style:name="P11" style:family="paragraph" style:parent-style-name="Standard">
      <style:paragraph-properties fo:margin-top="6.35mm" fo:margin-bottom="19.05mm" fo:line-height="115%"/>
    </style:style>
    <style:style style:name="P12" style:family="paragraph" style:parent-style-name="Standard">
      <style:paragraph-properties fo:margin-left="85.09mm" fo:margin-right="0mm" fo:margin-top="1.27mm" fo:margin-bottom="0mm" fo:line-height="112%" fo:text-indent="0mm" style:auto-text-indent="false"/>
    </style:style>
    <style:style style:name="P13" style:family="paragraph" style:parent-style-name="Standard">
      <style:paragraph-properties fo:margin-top="13.97mm" fo:margin-bottom="0mm" fo:line-height="110%"/>
    </style:style>
    <style:style style:name="P14" style:family="paragraph" style:parent-style-name="Frame_20_contents">
      <style:paragraph-properties fo:line-height="85%" fo:text-align="center" style:justify-single-word="false"/>
    </style:style>
    <style:style style:name="P15" style:family="paragraph" style:parent-style-name="Frame_20_contents">
      <style:paragraph-properties fo:margin-left="3.81mm" fo:margin-right="0mm" fo:margin-top="7.62mm" fo:margin-bottom="11.43mm" fo:line-height="82%" fo:text-indent="0mm" style:auto-text-indent="false"/>
    </style:style>
    <style:style style:name="P16" style:family="paragraph" style:parent-style-name="Frame_20_contents">
      <style:paragraph-properties fo:margin-top="1.27mm" fo:margin-bottom="2.12mm" fo:text-align="center" style:justify-single-word="false"/>
    </style:style>
    <style:style style:name="T1" style:family="text">
      <style:text-properties fo:color="#000000" style:font-name="Times New Roman" fo:font-size="8pt" style:font-size-asian="8pt"/>
    </style:style>
    <style:style style:name="T2" style:family="text">
      <style:text-properties fo:color="#000000" style:font-name="Times New Roman" fo:font-size="8pt" fo:letter-spacing="0.04mm" style:font-size-asian="8pt"/>
    </style:style>
    <style:style style:name="T3" style:family="text">
      <style:text-properties fo:color="#000000" style:font-name="Times New Roman" fo:font-size="8pt" fo:letter-spacing="0.07mm" style:font-size-asian="8pt"/>
    </style:style>
    <style:style style:name="T4" style:family="text">
      <style:text-properties fo:color="#000000" style:font-name="Times New Roman" fo:font-size="8pt" fo:letter-spacing="0.16mm" style:font-size-asian="8pt"/>
    </style:style>
    <style:style style:name="T5" style:family="text">
      <style:text-properties fo:color="#000000" style:font-name="Times New Roman" fo:font-size="22.5pt" fo:font-weight="bold" style:font-size-asian="22.5pt" style:font-weight-asian="bold" style:text-scale="105%"/>
    </style:style>
    <style:style style:name="T6" style:family="text">
      <style:text-properties fo:color="#000000" style:font-name="Times New Roman" fo:font-size="8.5pt" fo:font-weight="bold" style:font-size-asian="8.5pt" style:font-weight-asian="bold"/>
    </style:style>
    <style:style style:name="T7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8" style:family="text">
      <style:text-properties fo:color="#000000" style:font-name="Courier New" fo:font-size="9pt" fo:letter-spacing="-0.42mm" fo:font-weight="bold" style:font-size-asian="9pt" style:font-weight-asian="bold"/>
    </style:style>
    <style:style style:name="T9" style:family="text">
      <style:text-properties fo:color="#000000" style:font-name="Courier New" fo:font-size="9pt" fo:letter-spacing="-0.49mm" fo:font-weight="bold" style:font-size-asian="9pt" style:font-weight-asian="bold"/>
    </style:style>
    <style:style style:name="T10" style:family="text">
      <style:text-properties fo:color="#000000" style:font-name="Courier New" fo:font-size="9pt" fo:letter-spacing="-0.28mm" fo:font-weight="bold" style:font-size-asian="9pt" style:font-weight-asian="bold"/>
    </style:style>
    <style:style style:name="T11" style:family="text">
      <style:text-properties fo:color="#000000" style:font-name="Courier New" fo:font-size="9pt" fo:letter-spacing="-0.04mm" fo:font-weight="bold" style:font-size-asian="9pt" style:font-weight-asian="bold"/>
    </style:style>
    <style:style style:name="T12" style:family="text">
      <style:text-properties fo:color="#000000" style:font-name="Courier New" fo:font-size="9pt" fo:font-weight="bold" style:font-size-asian="9pt" style:font-weight-asian="bold"/>
    </style:style>
    <style:style style:name="T13" style:family="text">
      <style:text-properties fo:color="#000000" style:font-name="Courier New" fo:font-size="9pt" fo:letter-spacing="-0.44mm" fo:font-weight="bold" style:font-size-asian="9pt" style:font-weight-asian="bold"/>
    </style:style>
    <style:style style:name="T14" style:family="text">
      <style:text-properties fo:color="#000000" style:font-name="Courier New" fo:font-size="9pt" fo:letter-spacing="-0.32mm" fo:font-weight="bold" style:font-size-asian="9pt" style:font-weight-asian="bold"/>
    </style:style>
    <style:style style:name="T15" style:family="text">
      <style:text-properties fo:color="#000000" style:font-name="Courier New" fo:font-size="9pt" fo:letter-spacing="-0.25mm" fo:font-weight="bold" style:font-size-asian="9pt" style:font-weight-asian="bold"/>
    </style:style>
    <style:style style:name="T16" style:family="text">
      <style:text-properties fo:color="#000000" style:font-name="Courier New" fo:font-size="9pt" fo:letter-spacing="-0.18mm" fo:font-weight="bold" style:font-size-asian="9pt" style:font-weight-asian="bold"/>
    </style:style>
    <style:style style:name="T17" style:family="text">
      <style:text-properties fo:color="#000000" style:font-name="Courier New" fo:font-size="9pt" fo:letter-spacing="-0.41mm" fo:font-weight="bold" style:font-size-asian="9pt" style:font-weight-asian="bold"/>
    </style:style>
    <style:style style:name="T18" style:family="text">
      <style:text-properties fo:color="#000000" style:font-name="Courier New" fo:font-size="9pt" fo:letter-spacing="-0.51mm" fo:font-weight="bold" style:font-size-asian="9pt" style:font-weight-asian="bold"/>
    </style:style>
    <style:style style:name="T19" style:family="text">
      <style:text-properties fo:color="#000000" style:font-name="Lucida Console" fo:font-size="7pt" fo:letter-spacing="-0.97mm" fo:font-style="italic" fo:font-weight="bold" style:font-size-asian="7pt" style:font-style-asian="italic" style:font-weight-asian="bold" style:text-scale="13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6mm" svg:stroke-color="#000000" draw:stroke-linejoin="round" draw:fill="solid" draw:fill-color="#ffffff" fo:min-height="0.02mm" fo:min-width="0.02mm" fo:padding-top="0.28mm" fo:padding-bottom="0.28mm" fo:padding-left="0.28mm" fo:padding-right="0.2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text:anchor-type="paragraph" svg:x="140.26mm" svg:y="5.87mm" svg:width="21.29mm" svg:height="30.89mm" draw:z-index="0"><draw:text-box><text:p text:style-name="P14"><text:span text:style-name="T1">Form</text:span></text:p><text:p text:style-name="P15"><text:span text:style-name="T5">63M</text:span></text:p></draw:text-box></draw:frame><draw:frame draw:style-name="fr1" text:anchor-type="paragraph" svg:x="140.26mm" svg:y="0.76mm" svg:width="21.29mm" svg:height="36.32mm" draw:z-index="1"><draw:text-box><text:p text:style-name="Frame_20_contents"/></draw:text-box></draw:frame><draw:frame draw:style-name="fr1" text:anchor-type="paragraph" svg:x="140.26mm" svg:y="31.64mm" svg:width="21.29mm" svg:height="5.12mm" draw:z-index="2"><draw:text-box><text:p text:style-name="P16"><text:span text:style-name="T7">Folio No</text:span></text:p></draw:text-box></draw:fram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text:span text:style-name="T2">THE COMPANIES ACT <text:line-break/></text:span><text:span text:style-name="T1">(CHAPTER 50)</text:span></text:p>
      <text:p text:style-name="P1"><text:span text:style-name="T2">THE COMPANIES REGULATIONS <text:line-break/></text:span><text:span text:style-name="T1">REGULATION 56</text:span></text:p>
      <text:p text:style-name="P1"><text:span text:style-name="T3">NOTICE OF JUDICIAL MANAGER TO DIRECTORS <text:line-break/>AND OFFICERS OF COMPANY TO ATTEND <text:line-break/></text:span><text:span text:style-name="T2">FIRST MEETING OF CREDITORS</text:span></text:p>
      <text:p text:style-name="P3"><text:span text:style-name="T8">Name of Company:</text:span></text:p>
      <text:p text:style-name="P4"><text:span text:style-name="T9">(Under judicial management)</text:span></text:p>
      <text:p text:style-name="P5"><text:span text:style-name="T10">Company No:</text:span></text:p>
      <text:p text:style-name="P6"><text:span text:style-name="T8">Take notice that the first meeting of creditors will be held at <text:tab/></text:span></text:p>
      <text:p text:style-name="P8"><text:span text:style-name="T11">on the <text:tab/></text:span><text:span text:style-name="T12"> day of <text:tab/> <text:tab/> at <text:tab/> </text:span><text:span text:style-name="T6">am/pa</text:span></text:p>
      <text:p text:style-name="P9"><text:span text:style-name="T13">and that you are required to attend thereat, and give </text:span><text:span text:style-name="T19">such </text:span><text:span text:style-name="T13">information as the meeting</text:span></text:p>
      <text:p text:style-name="P10"><text:span text:style-name="T14">may require.</text:span></text:p>
      <text:p text:style-name="P7"><text:span text:style-name="T15">Dated this <text:tab/></text:span><text:span text:style-name="T16"> day of <text:tab/></text:span></text:p>
      <text:p text:style-name="P11"><text:span text:style-name="T17">To: (Nam of person required to attend)</text:span></text:p>
      <text:p text:style-name="P12"><text:span text:style-name="T4">Judicial Manager</text:span></text:p>
      <text:p text:style-name="P13"><text:span text:style-name="T18">Address of Judicial Manager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6mm" draw:distance="0.5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2.33mm" fo:page-height="237.24mm" style:num-format="1" style:print-orientation="portrait" fo:margin-top="7.94mm" fo:margin-bottom="13.07mm" fo:margin-left="12.59mm" fo:margin-right="35.21mm" style:writing-mode="lr-tb" style:layout-grid-color="#c0c0c0" style:layout-grid-lines="2162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4:40:00</meta:creation-date>
    <dc:date>2015-12-21T04:41:00</dc:date>
    <meta:editing-duration>PT1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90" meta:character-count="537" meta:non-whitespace-character-count="4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